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554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svg:stroke-width="0.051cm" draw:marker-start-width="0.276cm" draw:marker-end="Arrow" draw:marker-end-width="0.376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276cm" draw:marker-end-width="0.276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85cm" svg:height="5.715cm" svg:x="4.21cm" svg:y="3.7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5.715cm" svg:height="1.804cm" svg:x="5.14cm" svg:y="5.97cm">
            <draw:text-box>
              <text:p text:style-name="P1"><text:span text:style-name="T1">User Interface</text:span></text:p>
              <text:p/>
            </draw:text-box>
          </draw:frame>
          <draw:custom-shape draw:style-name="gr1" draw:text-style-name="P1" xml:id="id1" draw:id="id1" draw:layer="layout" svg:width="6.985cm" svg:height="3.81cm" svg:x="15.645cm" svg:y="1.7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715cm" svg:height="1.27cm" svg:x="16.28cm" svg:y="3.545cm">
            <text:p text:style-name="P1"><text:span text:style-name="T2">parse(file)</text:span></text:p>
            <draw:enhanced-geometry svg:viewBox="0 0 21600 21600" draw:type="rectangle" draw:enhanced-path="M 0 0 L 21600 0 21600 21600 0 21600 0 0 Z N"/>
          </draw:custom-shape>
          <draw:frame draw:style-name="gr4" draw:layer="layout" svg:width="5.715cm" svg:height="1.673cm" svg:x="17.815cm" svg:y="1.905cm">
            <draw:text-box>
              <text:p><text:span text:style-name="T1">Parser</text:span></text:p>
              <text:p/>
            </draw:text-box>
          </draw:frame>
          <draw:custom-shape draw:style-name="gr1" draw:text-style-name="P1" draw:layer="layout" svg:width="6.985cm" svg:height="13.335cm" svg:x="15.695cm" svg:y="6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715cm" svg:height="1.27cm" svg:x="16.33cm" svg:y="10.525cm">
            <text:p text:style-name="P1"><text:span text:style-name="T2">deleteVM(VM_ID)</text:span></text:p>
            <draw:enhanced-geometry svg:viewBox="0 0 21600 21600" draw:type="rectangle" draw:enhanced-path="M 0 0 L 21600 0 21600 21600 0 21600 0 0 Z N"/>
          </draw:custom-shape>
          <draw:frame draw:style-name="gr4" draw:layer="layout" svg:width="5.715cm" svg:height="1.673cm" svg:x="17.23cm" svg:y="7.017cm">
            <draw:text-box>
              <text:p><text:span text:style-name="T1">PM Modifier </text:span></text:p>
              <text:p/>
            </draw:text-box>
          </draw:frame>
          <draw:custom-shape draw:style-name="gr3" draw:text-style-name="P2" xml:id="id2" draw:id="id2" draw:layer="layout" svg:width="5.715cm" svg:height="1.27cm" svg:x="16.33cm" svg:y="12.53cm">
            <text:p text:style-name="P1"><text:span text:style-name="T2">addVM(VM_ID,cap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715cm" svg:height="1.27cm" svg:x="16.33cm" svg:y="14.335cm">
            <text:p text:style-name="P1"><text:span text:style-name="T2">switchOnPM(PM_NO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715cm" svg:height="1.27cm" svg:x="16.33cm" svg:y="16.24cm">
            <text:p text:style-name="P1"><text:span text:style-name="T2">switchOffPM(PM_NO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715cm" svg:height="1.27cm" svg:x="16.33cm" svg:y="18.145cm">
            <text:p text:style-name="P1"><text:span text:style-name="T2">consolidate( )</text:span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1.2cm" svg:y1="9.16cm" svg:x2="16.375cm" svg:y2="9.16cm">
            <text:p/>
          </draw:line>
          <draw:line draw:style-name="gr6" draw:text-style-name="P1" draw:layer="layout" svg:x1="13.2cm" svg:y1="9.155cm" svg:x2="13.2cm" svg:y2="18.78cm">
            <text:p/>
          </draw:line>
          <draw:line draw:style-name="gr5" draw:text-style-name="P1" draw:layer="layout" svg:x1="13.205cm" svg:y1="18.78cm" svg:x2="16.38cm" svg:y2="18.78cm">
            <text:p/>
          </draw:line>
          <draw:line draw:style-name="gr5" draw:text-style-name="P1" draw:layer="layout" svg:x1="13.205cm" svg:y1="16.875cm" svg:x2="16.38cm" svg:y2="16.875cm">
            <text:p/>
          </draw:line>
          <draw:line draw:style-name="gr5" draw:text-style-name="P1" draw:layer="layout" svg:x1="13.205cm" svg:y1="13.065cm" svg:x2="16.38cm" svg:y2="13.065cm">
            <text:p/>
          </draw:line>
          <draw:connector draw:style-name="gr5" draw:text-style-name="P1" draw:layer="layout" svg:x1="22.63cm" svg:y1="3.61cm" svg:x2="22.045cm" svg:y2="13.165cm" draw:start-shape="id1" draw:end-shape="id2" draw:end-glue-point="1" svg:d="m22630 3610h500v9555h-1085">
            <text:p/>
          </draw:connector>
          <draw:line draw:style-name="gr5" draw:text-style-name="P1" draw:layer="layout" svg:x1="11.2cm" svg:y1="4.175cm" svg:x2="16.28cm" svg:y2="4.175cm">
            <text:p/>
          </draw:line>
          <draw:line draw:style-name="gr7" draw:text-style-name="P1" draw:layer="layout" svg:x1="13.205cm" svg:y1="14.97cm" svg:x2="16.38cm" svg:y2="14.97cm">
            <text:p/>
          </draw:line>
          <draw:custom-shape draw:style-name="gr3" draw:text-style-name="P2" draw:layer="layout" svg:width="5.715cm" svg:height="1.27cm" svg:x="16.375cm" svg:y="8.62cm">
            <text:p text:style-name="P1"><text:span text:style-name="T2">status( )</text:span>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3.2cm" svg:y1="11.16cm" svg:x2="16.375cm" svg:y2="11.1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13MCMT01-ATCHUTUNI_BHAVANA </meta:initial-creator>
    <meta:creation-date>2014-02-18T14:05:34</meta:creation-date>
    <dc:date>2014-02-26T22:31:29</dc:date>
    <dc:creator>13MCMT01-ATCHUTUNI_BHAVANA </dc:creator>
    <meta:editing-duration>PT3H46M42S</meta:editing-duration>
    <meta:editing-cycles>14</meta:editing-cycles>
    <meta:generator>LibreOffice/3.3$Linux LibreOffice_project/330m19$Build-8</meta:generator>
    <meta:document-statistic meta:object-count="23"/>
  </office:meta>
</office:document-meta>
</file>